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font-name="Droid Sans" fo:language="es" fo:country="CR" fo:font-weight="bold" officeooo:rsid="001fac9a" officeooo:paragraph-rsid="001fac9a" style:font-weight-asian="bold" style:font-weight-complex="bold"/>
    </style:style>
    <style:style style:name="P2" style:family="paragraph" style:parent-style-name="Standard">
      <style:text-properties style:font-name="Droid Sans" fo:language="es" fo:country="CR" fo:font-weight="normal" officeooo:rsid="001fac9a" officeooo:paragraph-rsid="001fac9a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Droid Sans" fo:language="es" fo:country="CR" fo:font-weight="normal" officeooo:rsid="001fac9a" officeooo:paragraph-rsid="001fac9a" style:font-weight-asian="normal" style:font-weight-complex="normal"/>
    </style:style>
    <style:style style:name="P4" style:family="paragraph" style:parent-style-name="Standard">
      <style:text-properties style:font-name="Droid Sans" fo:language="es" fo:country="CR" style:text-underline-style="solid" style:text-underline-width="auto" style:text-underline-color="font-color" fo:font-weight="normal" officeooo:rsid="001fac9a" officeooo:paragraph-rsid="001fac9a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language="es" fo:country="CR" officeooo:rsid="001fac9a" officeooo:paragraph-rsid="001fac9a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Droid Sans" fo:language="es" fo:country="CR" fo:font-weight="normal" officeooo:rsid="001fac9a" officeooo:paragraph-rsid="001fac9a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position="0% 100%" style:font-name="Droid Sans" fo:language="es" fo:country="CR" fo:font-weight="normal" officeooo:rsid="001fac9a" officeooo:paragraph-rsid="001fac9a" style:font-weight-asian="normal" style:font-weight-complex="normal"/>
    </style:style>
    <style:style style:name="P8" style:family="paragraph" style:parent-style-name="Standard">
      <style:text-properties style:text-position="0% 100%" style:font-name="Droid Sans" fo:language="es" fo:country="CR" fo:font-weight="normal" officeooo:rsid="0020b7ad" officeooo:paragraph-rsid="0020b7ad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position="0% 100%" style:font-name="Droid Sans" fo:language="es" fo:country="CR" style:text-underline-style="solid" style:text-underline-width="auto" style:text-underline-color="font-color" fo:font-weight="normal" officeooo:rsid="001fac9a" officeooo:paragraph-rsid="001fac9a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position="0% 100%" style:font-name="Droid Sans" fo:language="es" fo:country="CR" style:text-underline-style="none" fo:font-weight="normal" officeooo:rsid="001fac9a" officeooo:paragraph-rsid="001fac9a" style:font-weight-asian="normal" style:font-weight-complex="normal"/>
    </style:style>
    <style:style style:name="P11" style:family="paragraph" style:parent-style-name="Standard">
      <style:paragraph-properties fo:break-before="page"/>
      <style:text-properties style:text-position="0% 100%" style:font-name="Droid Sans" fo:language="es" fo:country="CR" fo:font-weight="bold" officeooo:rsid="0020b7ad" officeooo:paragraph-rsid="0020b7ad" style:font-weight-asian="bold" style:font-weight-complex="bold"/>
    </style:style>
    <style:style style:name="P12" style:family="paragraph" style:parent-style-name="Standard" style:list-style-name="L1">
      <style:text-properties style:font-name="Droid Sans" fo:language="es" fo:country="CR" fo:font-weight="normal" officeooo:rsid="001fac9a" officeooo:paragraph-rsid="001fac9a" style:font-weight-asian="normal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language="es" fo:country="CR" officeooo:rsid="001fac9a" officeooo:paragraph-rsid="001fac9a"/>
    </style:style>
    <style:style style:name="P14" style:family="paragraph" style:parent-style-name="Standard" style:list-style-name="L2">
      <style:paragraph-properties fo:text-align="start" style:justify-single-word="false"/>
      <style:text-properties style:text-position="0% 100%" style:font-name="Droid Sans" fo:language="es" fo:country="CR" fo:font-weight="normal" officeooo:rsid="001fac9a" officeooo:paragraph-rsid="001fac9a" style:font-weight-asian="normal" style:font-weight-complex="normal"/>
    </style:style>
    <style:style style:name="P15" style:family="paragraph" style:parent-style-name="Standard" style:list-style-name="L4">
      <style:text-properties style:text-position="0% 100%" style:font-name="Droid Sans" fo:language="es" fo:country="CR" fo:font-weight="normal" officeooo:rsid="0020b7ad" officeooo:paragraph-rsid="0020b7ad" style:font-weight-asian="normal" style:font-weight-complex="normal"/>
    </style:style>
    <style:style style:name="P16" style:family="paragraph" style:parent-style-name="Standard" style:list-style-name="L5">
      <style:text-properties style:text-position="0% 100%" style:font-name="Droid Sans" fo:language="es" fo:country="CR" fo:font-weight="normal" officeooo:rsid="0020b7ad" officeooo:paragraph-rsid="0020b7ad" style:font-weight-asian="normal" style:font-weight-complex="normal"/>
    </style:style>
    <style:style style:name="P17" style:family="paragraph" style:parent-style-name="Standard" style:list-style-name="L6">
      <style:text-properties style:text-position="0% 100%" style:font-name="Droid Sans" fo:language="es" fo:country="CR" fo:font-weight="normal" officeooo:rsid="0020b7ad" officeooo:paragraph-rsid="0020b7ad" style:font-weight-asian="normal" style:font-weight-complex="normal"/>
    </style:style>
    <style:style style:name="P18" style:family="paragraph" style:parent-style-name="Standard" style:list-style-name="L7">
      <style:text-properties style:text-position="0% 100%" style:font-name="Droid Sans" fo:language="es" fo:country="CR" fo:font-weight="normal" officeooo:rsid="0020b7ad" officeooo:paragraph-rsid="0020b7ad" style:font-weight-asian="normal" style:font-weight-complex="normal"/>
    </style:style>
    <style:style style:name="P19" style:family="paragraph" style:parent-style-name="Standard">
      <style:text-properties style:text-position="0% 100%" style:font-name="Droid Sans" fo:language="es" fo:country="CR" fo:font-weight="normal" officeooo:rsid="0020b7ad" officeooo:paragraph-rsid="0020b7ad" style:font-weight-asian="normal" style:font-weight-complex="normal"/>
    </style:style>
    <style:style style:name="P20" style:family="paragraph" style:parent-style-name="Standard" style:list-style-name="L8">
      <style:text-properties style:text-position="0% 100%" style:font-name="Droid Sans" fo:language="es" fo:country="CR" fo:font-weight="normal" officeooo:rsid="0020b7ad" officeooo:paragraph-rsid="0020b7ad" style:font-weight-asian="normal" style:font-weight-complex="normal"/>
    </style:style>
    <style:style style:name="P21" style:family="paragraph" style:parent-style-name="Standard" style:list-style-name="L3">
      <style:paragraph-properties fo:text-align="start" style:justify-single-word="false"/>
      <style:text-properties style:text-position="0% 100%" style:font-name="Droid Sans" fo:language="es" fo:country="CR" style:text-underline-style="none" fo:font-weight="normal" officeooo:rsid="001fac9a" officeooo:paragraph-rsid="001fac9a" style:font-weight-asian="normal" style:font-weight-complex="normal"/>
    </style:style>
    <style:style style:name="T1" style:family="text">
      <style:text-properties style:font-name="Droid Sans"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super 58%" style:font-name="Droid Sans" fo:font-weight="normal" style:font-weight-asian="normal" style:font-weight-complex="normal"/>
    </style:style>
    <style:style style:name="T4" style:family="text">
      <style:text-properties style:text-position="0% 100%" style:font-name="Droid Sans" fo:font-weight="normal" style:font-weight-asian="normal" style:font-weight-complex="normal"/>
    </style:style>
    <style:style style:name="T5" style:family="text">
      <style:text-properties style:text-position="sub 58%" style:font-name="Droid Sans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álisis de Algoritmos – continuación.</text:p>
      <text:p text:style-name="P2"/>
      <text:p text:style-name="P4">Análisis Asintótico:</text:p>
      <text:list xml:id="list4247093848" text:style-name="L1">
        <text:list-item>
          <text:p text:style-name="P12">Dada una función obtenida mediante conteo de instrucciones, el análisis asintótico se enfoca en encontrar el término que determina el crecimiento de la función.</text:p>
        </text:list-item>
      </text:list>
      <text:p text:style-name="P3"/>
      <text:p text:style-name="P5"><text:span text:style-name="T1">F(n) = 2n</text:span><text:span text:style-name="T3">3</text:span><text:span text:style-name="T4">+3n</text:span><text:span text:style-name="T3">2</text:span><text:span text:style-name="T4">+log</text:span><text:span text:style-name="T5">10</text:span><text:span text:style-name="T4">(n) + 333</text:span></text:p>
      <text:p text:style-name="P6"/>
      <text:p text:style-name="P5"><text:span text:style-name="T4">(2n</text:span><text:span text:style-name="T3">3</text:span><text:span text:style-name="T4">) Término más importante.</text:span></text:p>
      <text:p text:style-name="P7"/>
      <text:list xml:id="list3772625580" text:style-name="L2">
        <text:list-item>
          <text:p text:style-name="P13"><text:span text:style-name="T4">Según el análisis asintótico, F(n) = n</text:span><text:span text:style-name="T3">3</text:span><text:span text:style-name="T4">.</text:span></text:p>
        </text:list-item>
        <text:list-item>
          <text:p text:style-name="P14">El análisis asintótico se puede hacer enfocándose en</text:p>
          <text:list>
            <text:list-item>
              <text:p text:style-name="P14">Peor caso → Suele ser suficiente.</text:p>
            </text:list-item>
            <text:list-item>
              <text:p text:style-name="P14">Caso promedio.</text:p>
            </text:list-item>
            <text:list-item>
              <text:p text:style-name="P14">Mejor caso.</text:p>
            </text:list-item>
          </text:list>
        </text:list-item>
      </text:list>
      <text:p text:style-name="P7"/>
      <text:p text:style-name="P9">Big O:</text:p>
      <text:list xml:id="list3102880457" text:style-name="L3">
        <text:list-item>
          <text:p text:style-name="P21">Encontrar el peor caso.</text:p>
        </text:list-item>
        <text:list-item>
          <text:p text:style-name="P21">Encontrar la cota superior.</text:p>
        </text:list-item>
      </text:list>
      <text:p text:style-name="P10"/>
      <text:p text:style-name="P10"/>
      <text:p text:style-name="P10"/>
      <text:p text:style-name="P8">Big Theta:</text:p>
      <text:list xml:id="list4021642370" text:style-name="L4">
        <text:list-item>
          <text:p text:style-name="P15">Encontrar la cota superior o inferior a partir de cierta cota.</text:p>
        </text:list-item>
      </text:list>
      <text:p text:style-name="P8"/>
      <text:p text:style-name="P8">Big Omega:</text:p>
      <text:list xml:id="list1551067800" text:style-name="L5">
        <text:list-item>
          <text:p text:style-name="P16">Es encontrar el límite inferior</text:p>
        </text:list-item>
      </text:list>
      <text:p text:style-name="P8"/>
      <text:p text:style-name="P8">Órdenes de crecimiento comunes:</text:p>
      <text:list xml:id="list2542861140" text:style-name="L6">
        <text:list-item>
          <text:p text:style-name="P17">Constante.</text:p>
        </text:list-item>
        <text:list-item>
          <text:p text:style-name="P17">Logaritmico<text:tab/><text:tab/>Log(n) → base 2</text:p>
        </text:list-item>
        <text:list-item>
          <text:p text:style-name="P17">Lineal N</text:p>
        </text:list-item>
        <text:list-item>
          <text:p text:style-name="P17">Lineal Logaritmico<text:tab/><text:tab/>N Log(n)</text:p>
        </text:list-item>
        <text:list-item>
          <text:p text:style-name="P17">Cuadrático<text:tab/><text:tab/>N<text:span text:style-name="T2">2</text:span></text:p>
        </text:list-item>
        <text:list-item>
          <text:p text:style-name="P17">Cúbico <text:tab/>N<text:span text:style-name="T2">3</text:span></text:p>
        </text:list-item>
        <text:list-item>
          <text:p text:style-name="P17">Exponencial <text:tab/><text:tab/>2<text:span text:style-name="T2">n</text:span></text:p>
        </text:list-item>
        <text:list-item>
          <text:p text:style-name="P17">Factorial<text:tab/><text:tab/>N!</text:p>
        </text:list-item>
      </text:list>
      <text:p text:style-name="P8"/>
      <text:p text:style-name="P8"/>
      <text:p text:style-name="P11">Tarea Extraclase #3</text:p>
      <text:list xml:id="list2275973535" text:style-name="L7">
        <text:list-item>
          <text:p text:style-name="P18">1%</text:p>
        </text:list-item>
        <text:list-item>
          <text:p text:style-name="P18">En parejas</text:p>
        </text:list-item>
      </text:list>
      <text:p text:style-name="P8"/>
      <text:p text:style-name="P8">Para cada orden de crecimiento:</text:p>
      <text:list xml:id="list2816504930" text:style-name="L8">
        <text:list-item>
          <text:p text:style-name="P20">Buscar un algoritmo conocido que calce en dicha clasificación.</text:p>
        </text:list-item>
        <text:list-item>
          <text:p text:style-name="P20">Explicar porqué se clasifica así haciendo algún análisis de sus instrucciones.</text:p>
        </text:list-item>
        <text:list-item>
          <text:p text:style-name="P20">Determinar algunas ayudas para determinar rápidamente si un algoritmo cae en esta clasificación.</text:p>
        </text:list-item>
        <text:list-item>
          <text:p text:style-name="P20">Entregar un PDF con los resultados.</text:p>
        </text:list-item>
        <text:list-item>
          <text:p text:style-name="P20">Fecha de entrega 28/08/19.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20:16:02.919067480</meta:creation-date>
    <meta:editing-duration>PT6M54S</meta:editing-duration>
    <meta:editing-cycles>2</meta:editing-cycles>
    <meta:generator>LibreOffice/6.1.6.3$Linux_X86_64 LibreOffice_project/10$Build-3</meta:generator>
    <meta:initial-creator>Marlon Vega</meta:initial-creator>
    <dc:date>2019-08-21T20:22:54.441730617</dc:date>
    <dc:creator>Marlon Vega</dc:creator>
    <meta:document-statistic meta:table-count="0" meta:image-count="0" meta:object-count="0" meta:page-count="2" meta:paragraph-count="35" meta:word-count="197" meta:character-count="1137" meta:non-whitespace-character-count="992"/>
  </office:meta>
</office:document-meta>
</file>